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70000019ECE52F2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ext_20_body">
      <style:text-properties officeooo:rsid="016b4da7" officeooo:paragraph-rsid="016dd22e"/>
    </style:style>
    <style:style style:name="P3" style:family="paragraph" style:parent-style-name="Text_20_body">
      <style:text-properties officeooo:rsid="017164fb" officeooo:paragraph-rsid="017164fb"/>
    </style:style>
    <style:style style:name="P4" style:family="paragraph" style:parent-style-name="Title">
      <style:text-properties officeooo:rsid="016da5a1" officeooo:paragraph-rsid="016da5a1"/>
    </style:style>
    <style:style style:name="P5" style:family="paragraph" style:parent-style-name="Author">
      <style:text-properties officeooo:rsid="00bb700a" officeooo:paragraph-rsid="016da5a1"/>
    </style:style>
    <style:style style:name="P6" style:family="paragraph" style:parent-style-name="Heading_20_1">
      <style:text-properties officeooo:paragraph-rsid="016da5a1"/>
    </style:style>
    <style:style style:name="P7" style:family="paragraph" style:parent-style-name="Heading_20_1">
      <style:text-properties officeooo:rsid="016b4da7" officeooo:paragraph-rsid="016f2abf"/>
    </style:style>
    <style:style style:name="T1" style:family="text">
      <style:text-properties officeooo:rsid="008df78f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officeooo:rsid="016e5ef7"/>
    </style:style>
    <style:style style:name="T4" style:family="text">
      <style:text-properties officeooo:rsid="017196e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Obraz4" text:anchor-type="paragraph" svg:x="14.944cm" svg:y="-0.289cm" svg:width="2cm" svg:height="1.55cm" draw:z-index="0"><draw:image xlink:href="../../logotypes/1.svg" xlink:type="simple" xlink:show="embed" xlink:actuate="onLoad" draw:filter-name="&lt;Wszystkie formaty&gt;"/><draw:image xlink:href="Pictures/10000201000002170000019ECE52F2ED.png" xlink:type="simple" xlink:show="embed" xlink:actuate="onLoad"/></draw:frame>Ideas and Observations<text:line-break/><text:span text:style-name="T2">Foundations for a versatile filesystem</text:span></text:p>
      <text:p text:style-name="P5">Arkadiusz Bulski</text:p>
      <text:h text:style-name="P6" text:outline-level="1">Abstract</text:h>
      <text:p text:style-name="P2">Cameleonica is a prototype of a highly versatile filesystem. This paper describes a wide range of concepts that could but have not been incorporated into popular filesystem designs. <text:span text:style-name="T3">Both potential benefits and reasons why these features were not popularized earlier are presented. Expectations of their performance are then justified. </text:span></text:p>
      <text:h text:style-name="P7" text:outline-level="1">Introduction</text:h>
      <text:p text:style-name="P3">When reading scientific papers that describe historical filesystem designs from the golden times of Unix development, one might come to a conclusion that <text:span text:style-name="T4">evolution of filesystem designs was very incremental in nature and much effort was put into not making too many dramatical changes at any given time. Well known example would be a paper by </text:span><text:a xlink:type="simple" xlink:href="http://citeseerx.ist.psu.edu/viewdoc/summary?doi=10.1.1.114.9535&amp;rank=2"><text:span text:style-name="T4">McKusick et al, “A Fast File System for UNIX”</text:span></text:a><text:span text:style-name="T4"> where they mention increasing block size from 512 to 1024 bytes that lead to doubling of throughput from 2% to 4% of disk maximum performance. They conclude from this fact that increasing block size is a good method of increasing performance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8-10T19:33:38.897984130">2015-08-10</text:date></text:span><text:span text:style-name="MT1"><text:tab/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4:10:20.216156500</meta:creation-date>
    <meta:editing-duration>PT2H55M17S</meta:editing-duration>
    <meta:editing-cycles>23</meta:editing-cycles>
    <meta:generator>LibreOffice/4.2.8.2$Linux_X86_64 LibreOffice_project/420m0$Build-2</meta:generator>
    <dc:date>2015-08-10T19:33:38.477030793</dc:date>
    <meta:document-statistic meta:table-count="0" meta:image-count="1" meta:object-count="0" meta:page-count="1" meta:paragraph-count="7" meta:word-count="173" meta:character-count="1095" meta:non-whitespace-character-count="926"/>
  </office:meta>
</office:document-meta>
</file>